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1460f" officeooo:paragraph-rsid="0011460f"/>
    </style:style>
    <style:style style:name="P2" style:family="paragraph" style:parent-style-name="Standard">
      <style:text-properties officeooo:rsid="0011460f" officeooo:paragraph-rsid="00137bb9"/>
    </style:style>
    <style:style style:name="P3" style:family="paragraph" style:parent-style-name="Standard">
      <style:text-properties officeooo:rsid="0011460f" officeooo:paragraph-rsid="0014da73"/>
    </style:style>
    <style:style style:name="P4" style:family="paragraph" style:parent-style-name="Standard">
      <style:text-properties officeooo:rsid="0011460f" officeooo:paragraph-rsid="0015e36b"/>
    </style:style>
    <style:style style:name="P5" style:family="paragraph" style:parent-style-name="Standard">
      <style:text-properties officeooo:rsid="0011460f" officeooo:paragraph-rsid="0017a687"/>
    </style:style>
    <style:style style:name="P6" style:family="paragraph" style:parent-style-name="Standard">
      <style:text-properties officeooo:rsid="0015e36b" officeooo:paragraph-rsid="00171911"/>
    </style:style>
    <style:style style:name="P7" style:family="paragraph" style:parent-style-name="Standard">
      <style:text-properties fo:font-weight="normal" officeooo:rsid="0017a687" officeooo:paragraph-rsid="0017a687" style:font-weight-asian="normal" style:font-weight-complex="normal"/>
    </style:style>
    <style:style style:name="P8" style:family="paragraph" style:parent-style-name="Standard">
      <style:text-properties officeooo:rsid="001c6e5f" officeooo:paragraph-rsid="001c6e5f"/>
    </style:style>
    <style:style style:name="P9" style:family="paragraph" style:parent-style-name="Standard">
      <style:text-properties fo:font-weight="bold" officeooo:rsid="0011460f" officeooo:paragraph-rsid="0011460f"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152a8" style:font-weight-asian="bold" style:font-weight-complex="bold"/>
    </style:style>
    <style:style style:name="T3" style:family="text">
      <style:text-properties fo:font-weight="bold" officeooo:rsid="0017a687" style:font-weight-asian="bold" style:font-weight-complex="bold"/>
    </style:style>
    <style:style style:name="T4" style:family="text">
      <style:text-properties officeooo:rsid="001152a8"/>
    </style:style>
    <style:style style:name="T5" style:family="text">
      <style:text-properties officeooo:rsid="0011b449"/>
    </style:style>
    <style:style style:name="T6" style:family="text">
      <style:text-properties officeooo:rsid="00137bb9"/>
    </style:style>
    <style:style style:name="T7" style:family="text">
      <style:text-properties fo:font-weight="normal" style:font-weight-asian="normal" style:font-weight-complex="normal"/>
    </style:style>
    <style:style style:name="T8" style:family="text">
      <style:text-properties fo:font-weight="normal" officeooo:rsid="0014da73" style:font-weight-asian="normal" style:font-weight-complex="normal"/>
    </style:style>
    <style:style style:name="T9" style:family="text">
      <style:text-properties fo:font-weight="normal" officeooo:rsid="0015e36b" style:font-weight-asian="normal" style:font-weight-complex="normal"/>
    </style:style>
    <style:style style:name="T10" style:family="text">
      <style:text-properties fo:font-weight="normal" officeooo:rsid="00161b26" style:font-weight-asian="normal" style:font-weight-complex="normal"/>
    </style:style>
    <style:style style:name="T11" style:family="text">
      <style:text-properties fo:font-weight="normal" officeooo:rsid="00171911" style:font-weight-asian="normal" style:font-weight-complex="normal"/>
    </style:style>
    <style:style style:name="T12" style:family="text">
      <style:text-properties fo:font-weight="normal" officeooo:rsid="0017a687" style:font-weight-asian="normal" style:font-weight-complex="normal"/>
    </style:style>
    <style:style style:name="T13" style:family="text">
      <style:text-properties officeooo:rsid="0014da73"/>
    </style:style>
    <style:style style:name="T14" style:family="text">
      <style:text-properties officeooo:rsid="0015e36b"/>
    </style:style>
    <style:style style:name="T15" style:family="text">
      <style:text-properties officeooo:rsid="0017a687"/>
    </style:style>
    <style:style style:name="T16" style:family="text">
      <style:text-properties officeooo:rsid="001c6e5f"/>
    </style:style>
    <style:style style:name="T17" style:family="text">
      <style:text-properties officeooo:rsid="001d162a"/>
    </style:style>
    <style:style style:name="T18" style:family="text">
      <style:text-properties officeooo:rsid="001e7a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igh Availability Cluster protocol for failure detection – Implementation in P2P architecture</text:p>
      <text:p text:style-name="P1"/>
      <text:p text:style-name="P1">Language use : Java</text:p>
      <text:p text:style-name="P1">Transport-layer protocol used : UDP</text:p>
      <text:p text:style-name="P8">Message sending and receiving is done using UDP sockets.</text:p>
      <text:p text:style-name="P8"/>
      <text:p text:style-name="P1"><text:span text:style-name="T1">Classes</text:span> : </text:p>
      <text:p text:style-name="P1"><text:span text:style-name="T1"/></text:p>
      <text:p text:style-name="P1"><text:span text:style-name="T1"><text:tab/>BauPacket</text:span> : This is the packet sent over the network by the peers. <text:span text:style-name="T5">It contains the field to store ID of each peers.</text:span></text:p>
      <text:p text:style-name="P1"><text:span text:style-name="T1"/></text:p>
      <text:p text:style-name="P1"><text:span text:style-name="T1"><text:tab/>BauClientInfo</text:span>: Th<text:span text:style-name="T17">e object of this </text:span>class stores information <text:span text:style-name="T5">of </text:span>each peers in the network. <text:span text:style-name="T5">These information include IP address, Status, and Id. The status is boolean variable. If it is true, the peer is active else the peer is down.</text:span></text:p>
      <text:p text:style-name="P1"><text:span text:style-name="T1"/></text:p>
      <text:p text:style-name="P1"><text:span text:style-name="T1"><text:tab/>BauP2P</text:span> : This class implements peers that listen and send heartbeat message <text:span text:style-name="T15">to and </text:span>from <text:span text:style-name="T14">each other.</text:span></text:p>
      <text:p text:style-name="P4"><text:tab/> <text:s text:c="11"/>Each peer has two process: Sending process and listening process. <text:span text:style-name="T18">These two processes are running simultaneously.</text:span> The <text:span text:style-name="T18">simultaneous behavior</text:span> <text:span text:style-name="T18">is achieved </text:span>using multi-threading.</text:p>
      <text:p text:style-name="P1"/>
      <text:p text:style-name="P1"/>
      <text:p text:style-name="P2"><text:span text:style-name="T1">Design</text:span>: </text:p>
      <text:p text:style-name="P2">Each peer stores the IP address of all the other peer<text:span text:style-name="T6">s</text:span> in the network. </text:p>
      <text:p text:style-name="P2"/>
      <text:p text:style-name="P2">These IP addresses are stored in the Array<text:span text:style-name="T4">L</text:span>ist beforehand. </text:p>
      <text:p text:style-name="P2"/>
      <text:p text:style-name="P2"/>
      <text:p text:style-name="P5"><text:span text:style-name="T4">Also, each of the peers are assigned an ID number beforehand. The ID is an integer assigned to each peer which is different for different peer.</text:span></text:p>
      <text:p text:style-name="P5"/>
      <text:p text:style-name="P5"><text:span text:style-name="T4">Moreover each peer also maintains an ArrayList that contains the object of </text:span><text:span text:style-name="T2">BauClientInfo.</text:span><text:span text:style-name="T4"> <text:s/>We call this ArrayList </text:span><text:span text:style-name="T2">ClientInfo</text:span><text:span text:style-name="T4">. </text:span></text:p>
      <text:p text:style-name="P2"/>
      <text:p text:style-name="P2">Each peer <text:span text:style-name="T4">sends a hearbeat message which is, in our case, is the object of </text:span><text:span text:style-name="T2">BauPacket</text:span><text:span text:style-name="T4"> class to every other peer every 5 seconds. </text:span></text:p>
      <text:p text:style-name="P2"/>
      <text:p text:style-name="P2"><text:span text:style-name="T4">In each peer, the receiving process is continuously receiving the packets at the same time.</text:span></text:p>
      <text:p text:style-name="P2"/>
      <text:p text:style-name="P2"><text:span text:style-name="T4">Once the receiving process obtains the packet, it inspects the received packet to determine the ID of the peer. It is important to note that the ID is assigned to each peer beforehand. </text:span></text:p>
      <text:p text:style-name="P2"/>
      <text:p text:style-name="P3"><text:span text:style-name="T4">After inspecting, the receiving process, also changes the active status as true for the peer that it received this packet from. </text:span></text:p>
      <text:p text:style-name="P3"/>
      <text:p text:style-name="P3"><text:span text:style-name="T13">Let us examine the scenario from the perspective of two peers: Peer 1 and Peer 2.</text:span></text:p>
      <text:p text:style-name="P3"/>
      <text:p text:style-name="P4"><text:span text:style-name="T14">peer 1 receives a packet from peer 2. </text:span></text:p>
      <text:p text:style-name="P4"/>
      <text:p text:style-name="P4"><text:span text:style-name="T14">peer 1 inspects the received packet. It then extracts the ID of the Packet. </text:span></text:p>
      <text:p text:style-name="P4"><text:soft-page-break/></text:p>
      <text:p text:style-name="P4"><text:span text:style-name="T13">Now, it loops through the ArrayList that contains the object of </text:span><text:span text:style-name="T2">BauClientInfo. </text:span></text:p>
      <text:p text:style-name="P4"><text:span text:style-name="T2"/></text:p>
      <text:p text:style-name="P4"><text:span text:style-name="T8">Again, remember, </text:span><text:span text:style-name="T2">BauClientInfo </text:span><text:span text:style-name="T8">stores the information about each of the peer in the network. <text:s/></text:span><text:span text:style-name="T12">The object of </text:span><text:span text:style-name="T3">BauClientInfo </text:span><text:span text:style-name="T12">stored in the ArrayList </text:span><text:span text:style-name="T3">ClientInfo. </text:span><text:span text:style-name="T8">In this case it <text:s/>contains information about Peer 1 </text:span><text:span text:style-name="T9">itself </text:span><text:span text:style-name="T8">and Peer 2. </text:span></text:p>
      <text:p text:style-name="P4"><text:span text:style-name="T8">As it loops through this ArrayList, it checks the extracted ID with each object in the ArrayLi</text:span><text:span text:style-name="T9">st.</text:span><text:span text:style-name="T8"> </text:span></text:p>
      <text:p text:style-name="P4"><text:span text:style-name="T8"/></text:p>
      <text:p text:style-name="P4"><text:span text:style-name="T9">In this case, Peer 1 loops through its ArrayList to find the correct “peer” (object) I.e. object that maintains “status” information about peer 2. </text:span></text:p>
      <text:p text:style-name="P4"><text:span text:style-name="T9"/></text:p>
      <text:p text:style-name="P4"><text:span text:style-name="T9">It then checks the current status of peer 2. Since, it just received a packet from peer 2, it changes the status to true. </text:span><text:span text:style-name="T8"><text:s/></text:span></text:p>
      <text:p text:style-name="P4"><text:span text:style-name="T8"/></text:p>
      <text:p text:style-name="P6"><text:span text:style-name="T7">In our design, each peer also runs a thread that checks the status of the client, by looping through its </text:span></text:p>
      <text:p text:style-name="P6"><text:span text:style-name="T7">ArrayList of </text:span><text:span text:style-name="T1">BauClientInfo </text:span><text:span text:style-name="T3">(ClientInfo)</text:span><text:span text:style-name="T1"> </text:span><text:span text:style-name="T7">and displays the status of each peer. </text:span></text:p>
      <text:p text:style-name="P6"><text:span text:style-name="T7"/></text:p>
      <text:p text:style-name="P6"><text:span text:style-name="T7">This </text:span><text:span text:style-name="T10">thread runs every 15 seconds </text:span><text:span text:style-name="T11">and since the heartbeat packets are sent every 5 seconds, it can detect the peers that have not been sending packets. We declare these peers as inactive. This thread will also display the status of all the peers in the network. In addition, it will also reset </text:span><text:span text:style-name="T12">the status of each peer in the ArrayList </text:span><text:span text:style-name="T3">ClientInfo.</text:span></text:p>
      <text:p text:style-name="P6"><text:span text:style-name="T3"/></text:p>
      <text:p text:style-name="P7">If the peer is inactive, and because, each peer will maintain its own copy of <text:span text:style-name="T1">ClientInfo </text:span>ArrayList, each of them can have information about the peers that are down and that are not down. If one of the peer is down, the <text:span text:style-name="T1">if condition </text:span>implemented in the sending process will <text:s/>not send any packets to these “inactive” peers. Once, it comes to life, it starts sending the packets again.</text:p>
      <text:p text:style-name="P1"><text:tab/></text:p>
      <text:p text:style-name="P1"><text:s text:c="3"/><text:span text:style-name="T16">The protocol does the job it is supposed to do i.e. implement High Availability Cluster in rather a simple, and understandable way. No complex library classes are used. It involves exchange of messages between every peers at a certain time, each client updating the “active” status as it receives the message and finally checking the “active” status for each at certain interval.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20:35:27.854226847</meta:creation-date>
    <dc:date>2020-03-24T06:07:49.735379741</dc:date>
    <meta:editing-duration>PT7H22M48S</meta:editing-duration>
    <meta:editing-cycles>7</meta:editing-cycles>
    <meta:generator>LibreOffice/6.0.7.3$Linux_X86_64 LibreOffice_project/00m0$Build-3</meta:generator>
    <meta:document-statistic meta:table-count="0" meta:image-count="0" meta:object-count="0" meta:page-count="2" meta:paragraph-count="32" meta:word-count="670" meta:character-count="3952" meta:non-whitespace-character-count="3268"/>
  </office:meta>
</office:document-meta>
</file>